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90000004A80BFCAF2C.wmf"/>
  <manifest:file-entry manifest:media-type="" manifest:full-path="Pictures/2000000700001D5B000004A8D209455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461cm" style:rel-column-width="16817*"/>
    </style:style>
    <style:style style:name="Tabla2.B" style:family="table-column">
      <style:table-column-properties style:column-width="12.922cm" style:rel-column-width="4871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8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18" style:family="table-row">
      <style:table-row-properties style:min-row-height="0.399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601cm" style:keep-together="true" fo:keep-together="auto"/>
    </style:style>
    <style:style style:name="Tabla11.16" style:family="table-row">
      <style:table-row-properties style:min-row-height="0.399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601cm" style:keep-together="true" fo:keep-together="auto"/>
    </style:style>
    <style:style style:name="Tabla12.19" style:family="table-row">
      <style:table-row-properties style:min-row-height="0.399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601cm" style:keep-together="true" fo:keep-together="auto"/>
    </style:style>
    <style:style style:name="Tabla13.12" style:family="table-row">
      <style:table-row-properties style:min-row-height="0.399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4.392cm" style:rel-column-width="16508*"/>
    </style:style>
    <style:style style:name="Tabla20.B" style:family="table-column">
      <style:table-column-properties style:column-width="8.546cm" style:rel-column-width="32121*"/>
    </style:style>
    <style:style style:name="Tabla20.C" style:family="table-column">
      <style:table-column-properties style:column-width="2.223cm" style:rel-column-width="8353*"/>
    </style:style>
    <style:style style:name="Tabla20.D" style:family="table-column">
      <style:table-column-properties style:column-width="2.275cm" style:rel-column-width="8553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601cm" style:keep-together="true" fo:keep-together="auto"/>
    </style:style>
    <style:style style:name="Tabla20.17" style:family="table-row">
      <style:table-row-properties style:min-row-height="0.399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601cm" style:keep-together="true" fo:keep-together="auto"/>
    </style:style>
    <style:style style:name="Tabla14.14" style:family="table-row">
      <style:table-row-properties style:min-row-height="0.399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2cm" style:rel-column-width="16508*"/>
    </style:style>
    <style:style style:name="Tabla16.B" style:family="table-column">
      <style:table-column-properties style:column-width="8.546cm" style:rel-column-width="32121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5cm" style:rel-column-width="8553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601cm" style:keep-together="true" fo:keep-together="auto"/>
    </style:style>
    <style:style style:name="Tabla16.13" style:family="table-row">
      <style:table-row-properties style:min-row-height="0.399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cm" style:rel-column-width="16501*"/>
    </style:style>
    <style:style style:name="Tabla17.B" style:family="table-column">
      <style:table-column-properties style:column-width="8.259cm" style:rel-column-width="31040*"/>
    </style:style>
    <style:style style:name="Tabla17.C" style:family="table-column">
      <style:table-column-properties style:column-width="2.51cm" style:rel-column-width="9434*"/>
    </style:style>
    <style:style style:name="Tabla17.D" style:family="table-column">
      <style:table-column-properties style:column-width="2.277cm" style:rel-column-width="8560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601cm" style:keep-together="true" fo:keep-together="auto"/>
    </style:style>
    <style:style style:name="Tabla17.11" style:family="table-row">
      <style:table-row-properties style:min-row-height="0.399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2cm" style:rel-column-width="16508*"/>
    </style:style>
    <style:style style:name="Tabla18.B" style:family="table-column">
      <style:table-column-properties style:column-width="8.546cm" style:rel-column-width="32121*"/>
    </style:style>
    <style:style style:name="Tabla18.C" style:family="table-column">
      <style:table-column-properties style:column-width="2.223cm" style:rel-column-width="8353*"/>
    </style:style>
    <style:style style:name="Tabla18.D" style:family="table-column">
      <style:table-column-properties style:column-width="2.275cm" style:rel-column-width="855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601cm" style:keep-together="true" fo:keep-together="auto"/>
    </style:style>
    <style:style style:name="Tabla18.11" style:family="table-row">
      <style:table-row-properties style:min-row-height="0.587cm" style:keep-together="true" fo:keep-together="auto"/>
    </style:style>
    <style:style style:name="Tabla18.13" style:family="table-row">
      <style:table-row-properties style:min-row-height="0.399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4.392cm" style:rel-column-width="16508*"/>
    </style:style>
    <style:style style:name="Tabla19.B" style:family="table-column">
      <style:table-column-properties style:column-width="8.546cm" style:rel-column-width="32121*"/>
    </style:style>
    <style:style style:name="Tabla19.C" style:family="table-column">
      <style:table-column-properties style:column-width="2.223cm" style:rel-column-width="8353*"/>
    </style:style>
    <style:style style:name="Tabla19.D" style:family="table-column">
      <style:table-column-properties style:column-width="2.275cm" style:rel-column-width="8553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601cm" style:keep-together="true" fo:keep-together="auto"/>
    </style:style>
    <style:style style:name="Tabla19.15" style:family="table-row">
      <style:table-row-properties style:min-row-height="0.399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601cm" style:keep-together="true" fo:keep-together="auto"/>
    </style:style>
    <style:style style:name="Tabla15.13" style:family="table-row">
      <style:table-row-properties style:min-row-height="0.399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334cm" style:rel-column-width="16289*"/>
    </style:style>
    <style:style style:name="Tabla21.B" style:family="table-column">
      <style:table-column-properties style:column-width="8.602cm" style:rel-column-width="32333*"/>
    </style:style>
    <style:style style:name="Tabla21.C" style:family="table-column">
      <style:table-column-properties style:column-width="2.223cm" style:rel-column-width="8353*"/>
    </style:style>
    <style:style style:name="Tabla21.D" style:family="table-column">
      <style:table-column-properties style:column-width="2.277cm" style:rel-column-width="8560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601cm" style:keep-together="true" fo:keep-together="auto"/>
    </style:style>
    <style:style style:name="Tabla21.18" style:family="table-row">
      <style:table-row-properties style:min-row-height="0.399cm" style:keep-together="true" fo:keep-together="auto"/>
    </style:style>
    <style:style style:name="Tabla22" style:family="table">
      <style:table-properties style:width="17.436cm" fo:margin-left="-0.004cm" fo:margin-right="-0.023cm" table:align="margins" style:writing-mode="lr-tb"/>
    </style:style>
    <style:style style:name="Tabla22.A" style:family="table-column">
      <style:table-column-properties style:column-width="4.392cm" style:rel-column-width="16508*"/>
    </style:style>
    <style:style style:name="Tabla22.B" style:family="table-column">
      <style:table-column-properties style:column-width="8.546cm" style:rel-column-width="32121*"/>
    </style:style>
    <style:style style:name="Tabla22.C" style:family="table-column">
      <style:table-column-properties style:column-width="2.223cm" style:rel-column-width="8353*"/>
    </style:style>
    <style:style style:name="Tabla22.D" style:family="table-column">
      <style:table-column-properties style:column-width="2.275cm" style:rel-column-width="8553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2.3" style:family="table-row">
      <style:table-row-properties style:min-row-height="0.601cm" style:keep-together="true" fo:keep-together="auto"/>
    </style:style>
    <style:style style:name="Tabla22.16" style:family="table-row">
      <style:table-row-properties style:min-row-height="0.399cm" style:keep-together="true" fo:keep-together="auto"/>
    </style:style>
    <style:style style:name="Tabla23" style:family="table">
      <style:table-properties style:width="17.436cm" fo:margin-left="-0.004cm" fo:margin-right="-0.023cm" table:align="margins" style:writing-mode="lr-tb"/>
    </style:style>
    <style:style style:name="Tabla23.A" style:family="table-column">
      <style:table-column-properties style:column-width="4.392cm" style:rel-column-width="16508*"/>
    </style:style>
    <style:style style:name="Tabla23.B" style:family="table-column">
      <style:table-column-properties style:column-width="8.546cm" style:rel-column-width="32121*"/>
    </style:style>
    <style:style style:name="Tabla23.C" style:family="table-column">
      <style:table-column-properties style:column-width="2.223cm" style:rel-column-width="8353*"/>
    </style:style>
    <style:style style:name="Tabla23.D" style:family="table-column">
      <style:table-column-properties style:column-width="2.275cm" style:rel-column-width="8553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3.3" style:family="table-row">
      <style:table-row-properties style:min-row-height="0.601cm" style:keep-together="true" fo:keep-together="auto"/>
    </style:style>
    <style:style style:name="Tabla23.11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21" style:family="table-row">
      <style:table-row-properties style:min-row-height="0.399cm" style:keep-together="true" fo:keep-together="auto"/>
    </style:style>
    <style:style style:name="Tabla25" style:family="table">
      <style:table-properties style:width="17.436cm" fo:margin-left="-0.004cm" fo:margin-right="-0.023cm" table:align="margins" style:writing-mode="lr-tb"/>
    </style:style>
    <style:style style:name="Tabla25.A" style:family="table-column">
      <style:table-column-properties style:column-width="4.392cm" style:rel-column-width="16508*"/>
    </style:style>
    <style:style style:name="Tabla25.B" style:family="table-column">
      <style:table-column-properties style:column-width="8.546cm" style:rel-column-width="32121*"/>
    </style:style>
    <style:style style:name="Tabla25.C" style:family="table-column">
      <style:table-column-properties style:column-width="2.223cm" style:rel-column-width="8353*"/>
    </style:style>
    <style:style style:name="Tabla25.D" style:family="table-column">
      <style:table-column-properties style:column-width="2.275cm" style:rel-column-width="8553*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5.3" style:family="table-row">
      <style:table-row-properties style:min-row-height="0.601cm" style:keep-together="true" fo:keep-together="auto"/>
    </style:style>
    <style:style style:name="Tabla25.19" style:family="table-row">
      <style:table-row-properties style:min-row-height="0.399cm" style:keep-together="true" fo:keep-together="auto"/>
    </style:style>
    <style:style style:name="Tabla26" style:family="table">
      <style:table-properties style:width="17.436cm" fo:margin-left="-0.004cm" fo:margin-right="-0.023cm" table:align="margins" style:writing-mode="lr-tb"/>
    </style:style>
    <style:style style:name="Tabla26.A" style:family="table-column">
      <style:table-column-properties style:column-width="4.392cm" style:rel-column-width="16508*"/>
    </style:style>
    <style:style style:name="Tabla26.B" style:family="table-column">
      <style:table-column-properties style:column-width="8.546cm" style:rel-column-width="32121*"/>
    </style:style>
    <style:style style:name="Tabla26.C" style:family="table-column">
      <style:table-column-properties style:column-width="2.223cm" style:rel-column-width="8353*"/>
    </style:style>
    <style:style style:name="Tabla26.D" style:family="table-column">
      <style:table-column-properties style:column-width="2.275cm" style:rel-column-width="8553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6.3" style:family="table-row">
      <style:table-row-properties style:min-row-height="0.601cm" style:keep-together="true" fo:keep-together="auto"/>
    </style:style>
    <style:style style:name="Tabla26.16" style:family="table-row">
      <style:table-row-properties style:min-row-height="0.399cm" style:keep-together="true" fo:keep-together="auto"/>
    </style:style>
    <style:style style:name="Tabla27" style:family="table">
      <style:table-properties style:width="17.436cm" fo:margin-left="-0.004cm" fo:margin-right="-0.023cm" table:align="margins" style:writing-mode="lr-tb"/>
    </style:style>
    <style:style style:name="Tabla27.A" style:family="table-column">
      <style:table-column-properties style:column-width="4.392cm" style:rel-column-width="16508*"/>
    </style:style>
    <style:style style:name="Tabla27.B" style:family="table-column">
      <style:table-column-properties style:column-width="8.546cm" style:rel-column-width="32121*"/>
    </style:style>
    <style:style style:name="Tabla27.C" style:family="table-column">
      <style:table-column-properties style:column-width="2.223cm" style:rel-column-width="8353*"/>
    </style:style>
    <style:style style:name="Tabla27.D" style:family="table-column">
      <style:table-column-properties style:column-width="2.275cm" style:rel-column-width="8553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7.3" style:family="table-row">
      <style:table-row-properties style:min-row-height="0.601cm" style:keep-together="true" fo:keep-together="auto"/>
    </style:style>
    <style:style style:name="Tabla27.12" style:family="table-row">
      <style:table-row-properties style:min-row-height="0.399cm" style:keep-together="true" fo:keep-together="auto"/>
    </style:style>
    <style:style style:name="Tabla24" style:family="table">
      <style:table-properties style:width="17.436cm" fo:margin-left="-0.004cm" fo:margin-right="-0.023cm" table:align="margins" style:writing-mode="lr-tb"/>
    </style:style>
    <style:style style:name="Tabla24.A" style:family="table-column">
      <style:table-column-properties style:column-width="4.392cm" style:rel-column-width="16508*"/>
    </style:style>
    <style:style style:name="Tabla24.B" style:family="table-column">
      <style:table-column-properties style:column-width="8.546cm" style:rel-column-width="32121*"/>
    </style:style>
    <style:style style:name="Tabla24.C" style:family="table-column">
      <style:table-column-properties style:column-width="2.223cm" style:rel-column-width="8353*"/>
    </style:style>
    <style:style style:name="Tabla24.D" style:family="table-column">
      <style:table-column-properties style:column-width="2.275cm" style:rel-column-width="8553*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4.3" style:family="table-row">
      <style:table-row-properties style:min-row-height="0.601cm" style:keep-together="true" fo:keep-together="auto"/>
    </style:style>
    <style:style style:name="Tabla24.13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12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text-properties style:font-name="Arial Narrow1"/>
    </style:style>
    <style:style style:name="P17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8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style:text-autospace="none"/>
    </style:style>
    <style:style style:name="P21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</style:style>
    <style:style style:name="P25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6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4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5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6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7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8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9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0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1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2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3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5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7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8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0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2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4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55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6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7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8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4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8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9" style:family="text">
      <style:text-properties fo:font-size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letter-spacing="0.035cm" fo:font-weight="normal" style:letter-kerning="true" style:font-weight-asian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4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5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7" style:family="text">
      <style:text-properties fo:color="#333333" fo:font-size="17pt" fo:letter-spacing="0.035cm" fo:language="es" fo:country="ES" fo:font-weight="bold" style:font-name-asian="Times New Roman" style:font-size-asian="17pt" style:language-asian="zxx" style:country-asian="none" style:font-weight-asian="bold" style:font-name-complex="Times New Roman" style:font-size-complex="17pt" style:language-complex="ar" style:country-complex="SA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2"/>
      <text:p text:style-name="P42"/>
      <text:p text:style-name="P42"/>
      <text:p text:style-name="P39"/>
      <text:p text:style-name="P41">PCU-CapturarAbono</text:p>
      <text:p text:style-name="P41">20110411.1228</text:p>
      <text:p text:style-name="P40"><text:s text:c="25"/></text:p>
      <text:p text:style-name="P40"/>
      <text:p text:style-name="P40">Documento de Caso de Prueba</text:p>
      <text:p text:style-name="P14"><text:s/>CP-0004-RegistrarAbono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3">Tabla de Contenidos</text:p>
      <text:p text:style-name="P43"/>
      <text:p text:style-name="P43"/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7">1.Introducción <text:tab/><text:span text:style-name="T18">3</text:span></text:p>
          <text:p text:style-name="P37">1.1.Propósito<text:tab/>3</text:p>
          <text:p text:style-name="P37">1.2.Alcance<text:tab/>3</text:p>
          <text:p text:style-name="P37">1.3.Audiencia<text:tab/>3</text:p>
          <text:p text:style-name="P37">2.Generación de Casos de Prueba a partir de Casos de Uso<text:tab/>4</text:p>
          <text:p text:style-name="P36">2.1. Justificación Generación del Grafo de Caminos de Prueba:<text:tab/><text:span text:style-name="T18">4</text:span></text:p>
        </text:index-body>
      </text:table-of-content>
      <text:section text:style-name="Sect2" text:name="Área2">
        <text:p text:style-name="P32"/>
        <text:p text:style-name="P7"/>
      </text:section>
      <text:section text:style-name="Sect3" text:name="Área3">
        <text:p text:style-name="P16"/>
      </text:section>
      <text:p text:style-name="P47"><text:s/>Documento de Diseño de Caso de Prueba</text:p>
      <text:list xml:id="list35364832" text:style-name="WW8Num2">
        <text:list-item>
          <text:p text:style-name="P55">Introducción </text:p>
          <text:list>
            <text:list-item>
              <text:p text:style-name="P56">Propósito</text:p>
            </text:list-item>
          </text:list>
        </text:list-item>
      </text:list>
      <text:p text:style-name="P44"><text:span text:style-name="T13">El propósito del </text:span><text:span text:style-name="T14">Documento de Casos de Pruebas para</text:span><text:span text:style-name="T15"> </text:span><text:span text:style-name="T16"><text:s/></text:span><text:span text:style-name="T17">DesplegarPedidosConfirmar</text:span><text:span text:style-name="T3"> </text:span><text:span text:style-name="T13">es definir un formato para la elaboración de los caso de pruebas.</text:span></text:p>
      <text:list xml:id="list35382038" text:continue-numbering="true" text:style-name="WW8Num2">
        <text:list-item>
          <text:list>
            <text:list-item>
              <text:p text:style-name="P56">Alcance</text:p>
            </text:list-item>
          </text:list>
        </text:list-item>
      </text:list>
      <text:p text:style-name="P38">Este documento provee la definición del problema a resolver, los afectados y la solución. No contempla una descripción detallada de los aspectos funcionales y técnicos que se desarrollarán en las fases posteriores.</text:p>
      <text:list xml:id="list35375054" text:continue-numbering="true" text:style-name="WW8Num2">
        <text:list-item>
          <text:list>
            <text:list-item>
              <text:p text:style-name="P56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Nivel de Participación</text:p>
          </table:table-cell>
          <table:table-cell table:style-name="Tabla1.B1" office:value-type="string">
            <text:p text:style-name="P26">Rol</text:p>
          </table:table-cell>
        </table:table-row>
        <table:table-row table:style-name="Tabla1.1">
          <table:table-cell table:style-name="Tabla1.A2" office:value-type="string">
            <text:p text:style-name="P28"><text:span text:style-name="T5">Responsable de Elaboración </text:span><text:span text:style-name="T6">(RE)</text:span></text:p>
          </table:table-cell>
          <table:table-cell table:style-name="Tabla1.B2" office:value-type="string">
            <text:p text:style-name="P27">Analista de Pruebas (AP)</text:p>
          </table:table-cell>
        </table:table-row>
        <table:table-row table:style-name="Tabla1.1">
          <table:table-cell table:style-name="Tabla1.A2" office:value-type="string">
            <text:p text:style-name="P28"><text:span text:style-name="T5">Usuario Directo </text:span><text:span text:style-name="T6">(UD)</text:span></text:p>
          </table:table-cell>
          <table:table-cell table:style-name="Tabla1.B2" office:value-type="string">
            <text:p text:style-name="P27">Analista de Pruebas (AP)</text:p>
          </table:table-cell>
        </table:table-row>
        <table:table-row table:style-name="Tabla1.1">
          <table:table-cell table:style-name="Tabla1.A2" office:value-type="string">
            <text:p text:style-name="P28"><text:span text:style-name="T5">Notificado </text:span><text:span text:style-name="T6">(NT)</text:span></text:p>
          </table:table-cell>
          <table:table-cell table:style-name="Tabla1.B2" office:value-type="string">
            <text:p text:style-name="P27">Gerente de Pruebas</text:p>
            <text:p text:style-name="P27"/>
            <text:p text:style-name="P27">Líder de Proyecto</text:p>
          </table:table-cell>
        </table:table-row>
      </table:table>
      <text:list xml:id="list35381661" text:continue-numbering="true" text:style-name="WW8Num2">
        <text:list-item>
          <text:p text:style-name="P57">Generación de Casos de Prueba a partir de Casos de Uso</text:p>
          <text:list>
            <text:list-item>
              <text:p text:style-name="P58">Justificación Generación del Grafo de Caminos de Prueba:</text:p>
            </text:list-item>
          </text:list>
        </text:list-item>
      </text:list>
      <text:p text:style-name="P33"/>
      <text:p text:style-name="P34">Caminos de Prueba:</text:p>
      <text:p text:style-name="P35"><text:s/>Caminos Positivos:</text:p>
      <text:list xml:id="list35381496" text:style-name="L1">
        <text:list-item>
          <text:p text:style-name="P49">S1,S2,S3,S4,S5</text:p>
        </text:list-item>
        <text:list-item>
          <text:p text:style-name="P49">S1,S2,S3,SE.3.a,SE.3.a.1,SE.3.a.1.a,SE.3.a.1.a.1,SE.3.a.1.a.1.a, SE.3.a.1.a.1.a.1SE.3.a.1.a.1.a.1.a,SE.3.a.1.a.1.a.1.b,SE.3.a.1.b, SE.3.a.1.c,S4,S5</text:p>
        </text:list-item>
        <text:list-item>
          <text:p text:style-name="P49">S1,S2,S3,SE.3.a,SE.3.a.1,SE.3.a.1.a,SE.3.a.1.a.1,SE.3.a.1.a.1.a, SE.3.a.1.a.1.b,SE.3.a.1.b,SE.3.a.1.c,S4,S5</text:p>
        </text:list-item>
        <text:list-item>
          <text:p text:style-name="P49">S1,S2,S3,SE.3.b,SE.3.b.1,SE.3.b.1.a,SE.3.b.1.a.1,SE.3.b.1.a.1.a, SE.3.b.1.a.1.a.1,SE.3.b.1.a.1.a.1.a,SE.3.b.1.a.1.a.1.a.1, SE.3.b.1.a.1.a.1.a.2,SE.3.b.1.a.2,SE.3.b.1.a.3,S4,S5</text:p>
        </text:list-item>
        <text:list-item>
          <text:p text:style-name="P49">S1,S2,S3,SE.3.b,SE.3.b.1,SE.3.b.2,SE.3.b.3,S4,S5</text:p>
        </text:list-item>
        <text:list-item>
          <text:p text:style-name="P49">S1,S2,S3,SE.3.b,SE.3.b.1,SE.3.b.1.a,SE.3.b.1.a.1,SE.3.b.1.a.1.a, SE.3.b.1.a.1.a.1,SE.3.b.1.a.1.a.2,SE.3.b.1.a.2,SE.3.b.1.a.3,S4,S5</text:p>
        </text:list-item>
        <text:list-item>
          <text:p text:style-name="P49">S1,S2,S3,SE.3.c,SE.3.c.1,SE.3.c.1.a,SE.3.c.1.a.1,SE.3.c.1.a.2, <text:s text:c="2"/>SE.3.c.1.a.3, S4,S5</text:p>
        </text:list-item>
        <text:list-item>
          <text:p text:style-name="P49">S1,S2,S3,SE.3.c,SE.3.c.1,SE.3.c.2,SE.3.c.3,SE.3.c.4,S4,S5</text:p>
        </text:list-item>
        <text:list-item>
          <text:p text:style-name="P49">S1,S2,S3,SE.3.d,SE.3.d.1,SE.3.d.2,S4,S5,</text:p>
        </text:list-item>
        <text:list-item>
          <text:p text:style-name="P49">S1,S2,S3,SE.3.e,SE.3.e.1,SE.3.e.1.a,SE.3.e.1.a.1,SE.3.e.1.a.2, SE.3.e.1.a.3,S5</text:p>
        </text:list-item>
        <text:list-item>
          <text:p text:style-name="P49">S1,S2,S3,SE.3.e,SE.3.e.1,SE.3.e.2,SE.3.e.2.a,SE.3.e.2.a.1, <text:s text:c="7"/>SE.3.e.2.a.2, SE.3.e.2.a.3,SE.3.e.2.a.4,S5</text:p>
        </text:list-item>
        <text:list-item>
          <text:p text:style-name="P49">S1,S2,S3,SE.3.e,SE.3.e.1,SE.3.e.2,SE.3.e.3,SE.3.e.4,S4,S5</text:p>
        </text:list-item>
        <text:list-item>
          <text:p text:style-name="P49">S1,S2,S3,SE.3.f,SE.3.f.1,SE.3.f.1.a,SE.3.f.1.a.1,SE.3.f.1.a.1.a, SE.3.f.1.a.1.a.1SE.3.f.1.a.1.a.1.a,SE.3.f.1.a.1.a.1.b,SE.3.f.1.b, SE.3.f.1.c,S4,S5</text:p>
        </text:list-item>
        <text:list-item>
          <text:p text:style-name="P49">S1,S2,S3,SE.3.f,SE.3.f.1,SE.3.f.1.a,SE.3.f.1.a.1,SE.3.f.1.a.1.a, SE.3.f.1.a.1.b,SE.3.f.1.b,SE.3.f.1.c,S4,S5</text:p>
        </text:list-item>
        <text:list-item>
          <text:p text:style-name="P49">S1,S2,S3,SE.3.g,SE.3.g.1,SE.3.g.2,S4,S5</text:p>
        </text:list-item>
        <text:list-item>
          <text:p text:style-name="P49">S1,S2,S3,SE.3.h,SE.3.h.1,SE3.h.1.a,SE3.h.1.a.1,SE3.h.1.a.1.a,SE3.h.1.a.1.a.1,SE3.h.1.a.1.a.1.a,SE3.h.1.a.1.a.1.a.1,SE3.h.1.a.1.a.1.a.2,SE3.h.1.a.2,SE3.h.1.a.3,SE3.h.2,SE3.h.3,S4,S5</text:p>
        </text:list-item>
        <text:list-item>
          <text:p text:style-name="P49"><text:soft-page-break/>S1,S2,S3,SE.3.h,SE.3.h.1,SE3.h.1.a,SE3.h.1.a.1,SE3.h.1.a.1.a,SE3.h.1.a.1.a.1,SE3.h.1.a.1.a.2,SE3.h.1.a.2,SE3.h.1.a.3,SE3.h.2,SE3.h.3,S4,S5</text:p>
        </text:list-item>
        <text:list-item>
          <text:p text:style-name="P49">S1,S2,S3,SE.3.h,SE.3.h.1,SE3.h.1.a,SE3.h.1.a.1,SE3.h.1.a.2,SE3.h.1.a.3,SE3.h.2,SE3.h.3,S4,S5</text:p>
        </text:list-item>
        <text:list-item>
          <text:p text:style-name="P49">S1,S2,S3,SE.3.h,SE.3.h.1,SE3.h.2,SE3.h.3,S4,S5</text:p>
          <text:p text:style-name="P53"><text:s text:c="10"/>Caminos Negativos:<text:span text:style-name="T19"> <text:s/></text:span></text:p>
        </text:list-item>
        <text:list-item>
          <text:p text:style-name="P49">S1,S2,SE.2.a,SE.2.a.1,SE.2.a.2,SE.2.a.3,S3,S4,S5</text:p>
        </text:list-item>
        <text:list-item>
          <text:p text:style-name="P49">S1,S2,SE.2.a,SE.2.a.1,SE.2.a.1.a,SE.2.a.1.a.1,SE.2.a.1.a.2,S3,S4,S5</text:p>
          <text:p text:style-name="P49"><text:s text:c="2"/></text:p>
          <text:p text:style-name="P51"/>
          <text:p text:style-name="P49"/>
          <text:p text:style-name="P53"><text:s text:c="5"/></text:p>
          <text:p text:style-name="P53"/>
          <text:p text:style-name="P52"/>
          <text:p text:style-name="P53"/>
          <text:p text:style-name="P49"/>
          <text:p text:style-name="P52"/>
          <text:p text:style-name="P53"><text:s text:c="9"/></text:p>
          <text:p text:style-name="P52"/>
          <text:p text:style-name="P52"/>
          <text:p text:style-name="P50"/>
        </text:list-item>
      </text:list>
      <text:p text:style-name="P3"/>
      <text:p text:style-name="P9"/>
      <text:list xml:id="list35359289" text:style-name="WW8Num6">
        <text:list-item>
          <text:list>
            <text:list-item>
              <text:p text:style-name="P54">Generación del Caso de Prueba:</text:p>
              <text:list>
                <text:list-item>
                  <text:p text:style-name="P48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29">CP-0004-RegistrarAbono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La cajera debe haber capturado abono al menos a una cuenta del cliente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0">1.- Se registra el abono, se actualiza el saldo del cliente y su situación.</text:p>
          </table:table-cell>
        </table:table-row>
        <table:table-row table:style-name="Tabla2.1">
          <table:table-cell table:style-name="Tabla2.A2" office:value-type="string">
            <text:p text:style-name="P18"><text:span text:style-name="T7">Fecha de Llenado</text:span><text:span text:style-name="T8">:</text:span></text:p>
          </table:table-cell>
          <table:table-cell table:style-name="Tabla2.B2" office:value-type="string">
            <text:p text:style-name="P13">2011/04/11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7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29">CP-0004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1">S1</text:p>
          </table:table-cell>
          <table:table-cell table:style-name="Tabla7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2</text:p>
          </table:table-cell>
          <table:table-cell table:style-name="Tabla7.A2" office:value-type="string">
            <text:p text:style-name="P19">El sistema verifica que el cliente no tiene crédito reestructurad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3</text:p>
          </table:table-cell>
          <table:table-cell table:style-name="Tabla7.A2" office:value-type="string">
            <text:p text:style-name="P19">El sistema verifica el tipo de abono. <text:s text:c="21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4</text:p>
          </table:table-cell>
          <table:table-cell table:style-name="Tabla7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1">S5</text:p>
          </table:table-cell>
          <table:table-cell table:style-name="Tabla7.A2" office:value-type="string">
            <text:p text:style-name="P19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8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19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29">CP-0004-02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1">S1</text:p>
          </table:table-cell>
          <table:table-cell table:style-name="Tabla10.A2" office:value-type="string">
            <text:p text:style-name="P19">El caso de uso inicia cuando el sistema detecta <text:soft-page-break/>que ya se efectuó el pago por el importe total de los abonos capturad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2</text:p>
          </table:table-cell>
          <table:table-cell table:style-name="Tabla10.A2" office:value-type="string">
            <text:p text:style-name="P19">El sistema verifica que el cliente no tiene crédito reestruc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3</text:p>
          </table:table-cell>
          <table:table-cell table:style-name="Tabla10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</text:p>
          </table:table-cell>
          <table:table-cell table:style-name="Tabla10.A2" office:value-type="string">
            <text:p text:style-name="P19">El sistema verifica que el tipo de abono sea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</text:p>
          </table:table-cell>
          <table:table-cell table:style-name="Tabla10.A2" office:value-type="string">
            <text:p text:style-name="P19">El sistema identifica que el cliente tenia abono vencido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</text:p>
          </table:table-cell>
          <table:table-cell table:style-name="Tabla10.A2" office:value-type="string">
            <text:p text:style-name="P19">El sistema identifica que el cliente se puso al corriente con el venci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.1</text:p>
          </table:table-cell>
          <table:table-cell table:style-name="Tabla10.A2" office:value-type="string">
            <text:p text:style-name="P19">El sistema identifica que el cliente no se puso al corriente con el venci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.1.a</text:p>
          </table:table-cell>
          <table:table-cell table:style-name="Tabla10.A2" office:value-type="string">
            <text:p text:style-name="P19">El sistema identifica que el cliente no tiene 2 abonos vencidos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.1.a.1</text:p>
          </table:table-cell>
          <table:table-cell table:style-name="Tabla10.A2" office:value-type="string">
            <text:p text:style-name="P19">El sistema identifica que el cliente tiene 2 abonos vencidos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.1.a.1.a</text:p>
          </table:table-cell>
          <table:table-cell table:style-name="Tabla10.A2" office:value-type="string">
            <text:p text:style-name="P19">El sistema suma el interés adicional y el interés adicional primer mes y actualiza el interés adicional de la cuenta de ropa con el resultado de esta sum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a.1.a.1.b</text:p>
          </table:table-cell>
          <table:table-cell table:style-name="Tabla10.A2" office:value-type="string">
            <text:p text:style-name="P19">El flujo continua en el paso 3.a.1.b del flujo alternativ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b</text:p>
          </table:table-cell>
          <table:table-cell table:style-name="Tabla10.A2" office:value-type="string">
            <text:p text:style-name="P19">El sistema graba pago de abono a interés adicional generado por vencido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E.3.a.1.c</text:p>
          </table:table-cell>
          <table:table-cell table:style-name="Tabla10.A2" office:value-type="string">
            <text:p text:style-name="P19">El flujo continua en el paso 4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4</text:p>
          </table:table-cell>
          <table:table-cell table:style-name="Tabla10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1">S5</text:p>
          </table:table-cell>
          <table:table-cell table:style-name="Tabla10.A2" office:value-type="string">
            <text:p text:style-name="P19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8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19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ext:soft-page-break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29">CP-0004-03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1">S1</text:p>
          </table:table-cell>
          <table:table-cell table:style-name="Tabla11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2</text:p>
          </table:table-cell>
          <table:table-cell table:style-name="Tabla11.A2" office:value-type="string">
            <text:p text:style-name="P19">El sistema verifica que el cliente no tiene crédito reestructura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3</text:p>
          </table:table-cell>
          <table:table-cell table:style-name="Tabla11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</text:p>
          </table:table-cell>
          <table:table-cell table:style-name="Tabla11.A2" office:value-type="string">
            <text:p text:style-name="P19">El sistema verifica que el tipo de abono sea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</text:p>
          </table:table-cell>
          <table:table-cell table:style-name="Tabla11.A2" office:value-type="string">
            <text:p text:style-name="P19">El sistema identifica que el cliente tenia abono vencido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a</text:p>
          </table:table-cell>
          <table:table-cell table:style-name="Tabla11.A2" office:value-type="string">
            <text:p text:style-name="P19">El sistema identifica que el cliente se puso al corriente con el venci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a.1</text:p>
          </table:table-cell>
          <table:table-cell table:style-name="Tabla11.A2" office:value-type="string">
            <text:p text:style-name="P19">El sistema identifica que el cliente no se puso al corriente con el venci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a.1.a</text:p>
          </table:table-cell>
          <table:table-cell table:style-name="Tabla11.A2" office:value-type="string">
            <text:p text:style-name="P19">El sistema identifica que el cliente no tiene 2 abonos vencidos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a.1.b</text:p>
          </table:table-cell>
          <table:table-cell table:style-name="Tabla11.A2" office:value-type="string">
            <text:p text:style-name="P19">El flujo continua en el paso 3.a.1.b del flujo alterna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b</text:p>
          </table:table-cell>
          <table:table-cell table:style-name="Tabla11.A2" office:value-type="string">
            <text:p text:style-name="P19">El sistema graba pago de abono a interés adicional generado por vencido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E.3.a.1.c</text:p>
          </table:table-cell>
          <table:table-cell table:style-name="Tabla11.A2" office:value-type="string">
            <text:p text:style-name="P19">El flujo continua en el paso 4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4</text:p>
          </table:table-cell>
          <table:table-cell table:style-name="Tabla11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1">S5</text:p>
          </table:table-cell>
          <table:table-cell table:style-name="Tabla11.A2" office:value-type="string">
            <text:p text:style-name="P19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6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19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29">CP-0004-04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1">S1</text:p>
          </table:table-cell>
          <table:table-cell table:style-name="Tabla12.A2" office:value-type="string">
            <text:p text:style-name="P19">El caso de uso inicia cuando el sistema detecta <text:soft-page-break/>que ya se efectuó el pago por el importe total de los abonos capturad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2</text:p>
          </table:table-cell>
          <table:table-cell table:style-name="Tabla12.A2" office:value-type="string">
            <text:p text:style-name="P19">El sistema verifica que el cliente no tiene crédito reestructura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3</text:p>
          </table:table-cell>
          <table:table-cell table:style-name="Tabla12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</text:p>
          </table:table-cell>
          <table:table-cell table:style-name="Tabla12.A2" office:value-type="string">
            <text:p text:style-name="P19">El sistema verifica que el tipo de abono es a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</text:p>
          </table:table-cell>
          <table:table-cell table:style-name="Tabla12.A2" office:value-type="string">
            <text:p text:style-name="P19">El sistema identifica que el cliente no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</text:p>
          </table:table-cell>
          <table:table-cell table:style-name="Tabla12.A2" office:value-type="string">
            <text:p text:style-name="P19">El sistema identifica que el cliente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</text:p>
          </table:table-cell>
          <table:table-cell table:style-name="Tabla12.A2" office:value-type="string">
            <text:p text:style-name="P19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.a</text:p>
          </table:table-cell>
          <table:table-cell table:style-name="Tabla12.A2" office:value-type="string">
            <text:p text:style-name="P19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.a.1</text:p>
          </table:table-cell>
          <table:table-cell table:style-name="Tabla12.A2" office:value-type="string">
            <text:p text:style-name="P19">El sistema identifica que el cliente no tiene 2 abonos vencidos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.a.1.a</text:p>
          </table:table-cell>
          <table:table-cell table:style-name="Tabla12.A2" office:value-type="string">
            <text:p text:style-name="P19">El sistema identifica que el cliente tiene 2 abonos vencidos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.a.1.a.1</text:p>
          </table:table-cell>
          <table:table-cell table:style-name="Tabla12.A2" office:value-type="string">
            <text:p text:style-name="P19"><text:s/>El sistema suma el interés adicional y el interés adicional primer mes y actualiza el interés adicional de la cuenta de muebles con el resultado de esta sum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1.a.1.a.2</text:p>
          </table:table-cell>
          <table:table-cell table:style-name="Tabla12.A2" office:value-type="string">
            <text:p text:style-name="P19">El flujo continua en el paso 3.b.1.a.2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2</text:p>
          </table:table-cell>
          <table:table-cell table:style-name="Tabla12.A2" office:value-type="string">
            <text:p text:style-name="P19">El sistema graba pago de abono a interés adicional generado por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E.3.b.1.a.3</text:p>
          </table:table-cell>
          <table:table-cell table:style-name="Tabla12.A2" office:value-type="string">
            <text:p text:style-name="P19">El flujo continua en el paso 4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4</text:p>
          </table:table-cell>
          <table:table-cell table:style-name="Tabla12.A2" office:value-type="string">
            <text:p text:style-name="P19">El sistema graba el importe total del <text:s/>mínimo a pagar, del vencido y del saldo como se <text:soft-page-break/>encontraba antes y después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1">S5</text:p>
          </table:table-cell>
          <table:table-cell table:style-name="Tabla12.A2" office:value-type="string">
            <text:p text:style-name="P19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9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19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29">CP-0004-05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1">S1</text:p>
          </table:table-cell>
          <table:table-cell table:style-name="Tabla13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2</text:p>
          </table:table-cell>
          <table:table-cell table:style-name="Tabla13.A2" office:value-type="string">
            <text:p text:style-name="P19">El sistema verifica que el cliente no tiene crédito reestructura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3</text:p>
          </table:table-cell>
          <table:table-cell table:style-name="Tabla13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3.b</text:p>
          </table:table-cell>
          <table:table-cell table:style-name="Tabla13.A2" office:value-type="string">
            <text:p text:style-name="P19">El sistema verifica que el tipo de abono es a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3.b.1</text:p>
          </table:table-cell>
          <table:table-cell table:style-name="Tabla13.A2" office:value-type="string">
            <text:p text:style-name="P19">El sistema identifica que el cliente no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3.b.2</text:p>
          </table:table-cell>
          <table:table-cell table:style-name="Tabla13.A2" office:value-type="string">
            <text:p text:style-name="P19">El sistema graba abon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E.3.b.3</text:p>
          </table:table-cell>
          <table:table-cell table:style-name="Tabla13.A2" office:value-type="string">
            <text:p text:style-name="P19">El flujo continua en el paso 4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4</text:p>
          </table:table-cell>
          <table:table-cell table:style-name="Tabla13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1">S5</text:p>
          </table:table-cell>
          <table:table-cell table:style-name="Tabla13.A2" office:value-type="string">
            <text:p text:style-name="P19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12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19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29">CP-0004-06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p text:style-name="P31">S1</text:p>
          </table:table-cell>
          <table:table-cell table:style-name="Tabla20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2</text:p>
          </table:table-cell>
          <table:table-cell table:style-name="Tabla20.A2" office:value-type="string">
            <text:p text:style-name="P19">El sistema verifica que el cliente no tiene crédito <text:soft-page-break/>reestructura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3</text:p>
          </table:table-cell>
          <table:table-cell table:style-name="Tabla20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</text:p>
          </table:table-cell>
          <table:table-cell table:style-name="Tabla20.A2" office:value-type="string">
            <text:p text:style-name="P19">El sistema verifica que el tipo de abono es a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</text:p>
          </table:table-cell>
          <table:table-cell table:style-name="Tabla20.A2" office:value-type="string">
            <text:p text:style-name="P19">El sistema identifica que el cliente no tenia abono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</text:p>
          </table:table-cell>
          <table:table-cell table:style-name="Tabla20.A2" office:value-type="string">
            <text:p text:style-name="P19">El sistema identifica que el cliente tenia abono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1</text:p>
          </table:table-cell>
          <table:table-cell table:style-name="Tabla20.A2" office:value-type="string">
            <text:p text:style-name="P19">El sistema identifica que el cliente se puso al corriente con el venci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1.a</text:p>
          </table:table-cell>
          <table:table-cell table:style-name="Tabla20.A2" office:value-type="string">
            <text:p text:style-name="P19">El sistema identifica que el cliente no se puso al corriente con el venci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1.a.1</text:p>
          </table:table-cell>
          <table:table-cell table:style-name="Tabla20.A2" office:value-type="string">
            <text:p text:style-name="P19">El sistema identifica que el cliente no tiene 2 abonos vencidos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1.a.2</text:p>
          </table:table-cell>
          <table:table-cell table:style-name="Tabla20.A2" office:value-type="string">
            <text:p text:style-name="P19">El flujo continua en el paso 3.b.1.a.2 del flujo alterna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2</text:p>
          </table:table-cell>
          <table:table-cell table:style-name="Tabla20.A2" office:value-type="string">
            <text:p text:style-name="P19">El sistema graba pago de abono a interés adicional generado por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E.3.b.1.a.3</text:p>
          </table:table-cell>
          <table:table-cell table:style-name="Tabla20.A2" office:value-type="string">
            <text:p text:style-name="P19">El flujo continua en el paso 4 del flujo alterna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4</text:p>
          </table:table-cell>
          <table:table-cell table:style-name="Tabla20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1">S5</text:p>
          </table:table-cell>
          <table:table-cell table:style-name="Tabla20.A2" office:value-type="string">
            <text:p text:style-name="P19">Fin del caso de us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17">
          <table:table-cell table:style-name="Tabla20.A2" office:value-type="string">
            <text:p text:style-name="P4">Estado el Caso de Prueba </text:p>
          </table:table-cell>
          <table:table-cell table:style-name="Tabla20.A2" office:value-type="string">
            <text:p text:style-name="P19">En preparación</text:p>
          </table:table-cell>
          <table:table-cell table:style-name="Tabla20.A2" office:value-type="string">
            <text:p text:style-name="P5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29">CP-0004-07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1">S1</text:p>
          </table:table-cell>
          <table:table-cell table:style-name="Tabla14.A2" office:value-type="string">
            <text:p text:style-name="P19">El caso de uso inicia cuando el sistema detecta que ya se efectuó el pago por el importe total de <text:soft-page-break/>los abonos capturad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2</text:p>
          </table:table-cell>
          <table:table-cell table:style-name="Tabla14.A2" office:value-type="string">
            <text:p text:style-name="P19">El sistema verifica que el cliente no tiene crédito reestructurad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3</text:p>
          </table:table-cell>
          <table:table-cell table:style-name="Tabla14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</text:p>
          </table:table-cell>
          <table:table-cell table:style-name="Tabla14.A2" office:value-type="string">
            <text:p text:style-name="P19">El sistema verifica que el tipo de abono es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.1</text:p>
          </table:table-cell>
          <table:table-cell table:style-name="Tabla14.A2" office:value-type="string">
            <text:p text:style-name="P19">El sistema identifica que si el préstamo es solicitado para un nego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.1.a</text:p>
          </table:table-cell>
          <table:table-cell table:style-name="Tabla14.A2" office:value-type="string">
            <text:p text:style-name="P19">El sistema identifica que el préstamo no es solicitado para un nego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.1.a.1</text:p>
          </table:table-cell>
          <table:table-cell table:style-name="Tabla14.A2" office:value-type="string">
            <text:p text:style-name="P19">El sistema graba la comisión del préstamo con un 0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.1.a.2</text:p>
          </table:table-cell>
          <table:table-cell table:style-name="Tabla14.A2" office:value-type="string">
            <text:p text:style-name="P19">El sistema graba abono de prestam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E.3.c.1.a.3</text:p>
          </table:table-cell>
          <table:table-cell table:style-name="Tabla14.A2" office:value-type="string">
            <text:p text:style-name="P19">El flujo continua en el paso 4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4</text:p>
          </table:table-cell>
          <table:table-cell table:style-name="Tabla14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1">S5</text:p>
          </table:table-cell>
          <table:table-cell table:style-name="Tabla14.A2" office:value-type="string">
            <text:p text:style-name="P19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4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19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29">CP-0004-08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1">S1</text:p>
          </table:table-cell>
          <table:table-cell table:style-name="Tabla16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2</text:p>
          </table:table-cell>
          <table:table-cell table:style-name="Tabla16.A2" office:value-type="string">
            <text:p text:style-name="P19">El sistema verifica que el cliente no tiene crédito reestructurad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3</text:p>
          </table:table-cell>
          <table:table-cell table:style-name="Tabla16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<text:soft-page-break/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3.c</text:p>
          </table:table-cell>
          <table:table-cell table:style-name="Tabla16.A2" office:value-type="string">
            <text:p text:style-name="P19">El sistema verifica que el tipo de abono es a pré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3.c.1</text:p>
          </table:table-cell>
          <table:table-cell table:style-name="Tabla16.A2" office:value-type="string">
            <text:p text:style-name="P19">El sistema identifica que si el préstamo es solicitado para un negoci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3.c.2</text:p>
          </table:table-cell>
          <table:table-cell table:style-name="Tabla16.A2" office:value-type="string">
            <text:p text:style-name="P19">El sistema graba la comisión del préstamo con un 1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3.c.3</text:p>
          </table:table-cell>
          <table:table-cell table:style-name="Tabla16.A2" office:value-type="string">
            <text:p text:style-name="P19">El sistema graba abono de prestam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E.3.c.4</text:p>
          </table:table-cell>
          <table:table-cell table:style-name="Tabla16.A2" office:value-type="string">
            <text:p text:style-name="P19">El flujo continua en el paso 4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4</text:p>
          </table:table-cell>
          <table:table-cell table:style-name="Tabla16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1">S5</text:p>
          </table:table-cell>
          <table:table-cell table:style-name="Tabla16.A2" office:value-type="string">
            <text:p text:style-name="P19">Fin del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3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19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29">CP-0004-09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1">S1</text:p>
          </table:table-cell>
          <table:table-cell table:style-name="Tabla17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2</text:p>
          </table:table-cell>
          <table:table-cell table:style-name="Tabla17.A2" office:value-type="string">
            <text:p text:style-name="P19">El sistema verifica que el cliente no tiene crédito reestructurad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3</text:p>
          </table:table-cell>
          <table:table-cell table:style-name="Tabla17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<text:soft-page-break/>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3.d</text:p>
          </table:table-cell>
          <table:table-cell table:style-name="Tabla17.A2" office:value-type="string">
            <text:p text:style-name="P19">El sistema verifica que el tipo de abono es a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3.d.1</text:p>
          </table:table-cell>
          <table:table-cell table:style-name="Tabla17.A2" office:value-type="string">
            <text:p text:style-name="P19">El sistema graba abono a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E.3.d.2</text:p>
          </table:table-cell>
          <table:table-cell table:style-name="Tabla17.A2" office:value-type="string">
            <text:p text:style-name="P19">El flujo continua en el paso 4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4</text:p>
          </table:table-cell>
          <table:table-cell table:style-name="Tabla17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1">S5</text:p>
          </table:table-cell>
          <table:table-cell table:style-name="Tabla17.A2" office:value-type="string">
            <text:p text:style-name="P19">Fin del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1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19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29">CP-0004-10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p text:style-name="P31">S1</text:p>
          </table:table-cell>
          <table:table-cell table:style-name="Tabla18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2</text:p>
          </table:table-cell>
          <table:table-cell table:style-name="Tabla18.A2" office:value-type="string">
            <text:p text:style-name="P19">El sistema verifica que el cliente no tiene crédito reestructurad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3</text:p>
          </table:table-cell>
          <table:table-cell table:style-name="Tabla18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3.e</text:p>
          </table:table-cell>
          <table:table-cell table:style-name="Tabla18.A2" office:value-type="string">
            <text:p text:style-name="P19">El sistema verifica que el tipo de abono es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3.e.1</text:p>
          </table:table-cell>
          <table:table-cell table:style-name="Tabla18.A2" office:value-type="string">
            <text:p text:style-name="P19">El sistema verifica que si hay conexión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3.e.1.a</text:p>
          </table:table-cell>
          <table:table-cell table:style-name="Tabla18.A2" office:value-type="string">
            <text:p text:style-name="P19">El sistema determina que no hay conexión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3.e.1.a.1</text:p>
          </table:table-cell>
          <table:table-cell table:style-name="Tabla18.A2" office:value-type="string">
            <text:p text:style-name="P19">El sistema presenta mensaje "LA TRANSACCIÓN NO SE FINIQUITO <text:soft-page-break/>CORRECTAMENTE, FAVOR DE VOLVER A REALIZAR LA CAPTURA"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E.3.e.1.a.2</text:p>
          </table:table-cell>
          <table:table-cell table:style-name="Tabla18.A2" office:value-type="string">
            <text:p text:style-name="P19">La cajera acepta el mensaj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1">
          <table:table-cell table:style-name="Tabla18.A2" office:value-type="string">
            <text:p text:style-name="P31">SE.3.e.1.a.3</text:p>
          </table:table-cell>
          <table:table-cell table:style-name="Tabla18.A2" office:value-type="string">
            <text:p text:style-name="P19">El flujo continua en el paso 5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1">S5</text:p>
          </table:table-cell>
          <table:table-cell table:style-name="Tabla18.A2" office:value-type="string">
            <text:p text:style-name="P19">Fin del caso de us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3">
          <table:table-cell table:style-name="Tabla18.A2" office:value-type="string">
            <text:p text:style-name="P4">Estado el Caso de Prueba </text:p>
          </table:table-cell>
          <table:table-cell table:style-name="Tabla18.A2" office:value-type="string">
            <text:p text:style-name="P19">En preparación</text:p>
          </table:table-cell>
          <table:table-cell table:style-name="Tabla18.A2" office:value-type="string">
            <text:p text:style-name="P5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29">CP-0004-11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p text:style-name="P31">S1</text:p>
          </table:table-cell>
          <table:table-cell table:style-name="Tabla19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2</text:p>
          </table:table-cell>
          <table:table-cell table:style-name="Tabla19.A2" office:value-type="string">
            <text:p text:style-name="P19">El sistema verifica que el cliente no tiene crédito reestructurad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3</text:p>
          </table:table-cell>
          <table:table-cell table:style-name="Tabla19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</text:p>
          </table:table-cell>
          <table:table-cell table:style-name="Tabla19.A2" office:value-type="string">
            <text:p text:style-name="P19">El sistema verifica que el tipo de abono es a crédito y cas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1</text:p>
          </table:table-cell>
          <table:table-cell table:style-name="Tabla19.A2" office:value-type="string">
            <text:p text:style-name="P19">El sistema verifica que si hay conexión a Crédito y Cas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</text:p>
          </table:table-cell>
          <table:table-cell table:style-name="Tabla19.A2" office:value-type="string">
            <text:p text:style-name="P19">El sistema graba el abono a crédito y casa en el servidor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.a</text:p>
          </table:table-cell>
          <table:table-cell table:style-name="Tabla19.A2" office:value-type="string">
            <text:p text:style-name="P19">El sistema no pudo grabar el abono a crédito y casa en el servidor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.a.1</text:p>
          </table:table-cell>
          <table:table-cell table:style-name="Tabla19.A2" office:value-type="string">
            <text:p text:style-name="P19">El sistema obtiene y almacena el error: (Clase implicada, Función donde ocurrió el error, Consulta, fecha, Especificación del error)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.a.2</text:p>
          </table:table-cell>
          <table:table-cell table:style-name="Tabla19.A2" office:value-type="string">
            <text:p text:style-name="P19">El sistema muestra el mensaje de error correspond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.a.3</text:p>
          </table:table-cell>
          <table:table-cell table:style-name="Tabla19.A2" office:value-type="string">
            <text:p text:style-name="P19">El Cajero acepta el mensaj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1">SE.3.e.2.a.4</text:p>
          </table:table-cell>
          <table:table-cell table:style-name="Tabla19.A2" office:value-type="string">
            <text:p text:style-name="P19">El flujo continua en el paso 5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ext:soft-page-break/>
        <table:table-row table:style-name="Tabla19.3">
          <table:table-cell table:style-name="Tabla19.A2" office:value-type="string">
            <text:p text:style-name="P31">S5</text:p>
          </table:table-cell>
          <table:table-cell table:style-name="Tabla19.A2" office:value-type="string">
            <text:p text:style-name="P19">Fin del caso de us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5">
          <table:table-cell table:style-name="Tabla19.A2" office:value-type="string">
            <text:p text:style-name="P4">Estado el Caso de Prueba </text:p>
          </table:table-cell>
          <table:table-cell table:style-name="Tabla19.A2" office:value-type="string">
            <text:p text:style-name="P19">En preparación</text:p>
          </table:table-cell>
          <table:table-cell table:style-name="Tabla19.A2" office:value-type="string">
            <text:p text:style-name="P5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29">CP-0004-12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1">S1</text:p>
          </table:table-cell>
          <table:table-cell table:style-name="Tabla15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2</text:p>
          </table:table-cell>
          <table:table-cell table:style-name="Tabla15.A2" office:value-type="string">
            <text:p text:style-name="P19">El sistema verifica que el cliente no tiene crédito reestructurad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3</text:p>
          </table:table-cell>
          <table:table-cell table:style-name="Tabla15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3.e</text:p>
          </table:table-cell>
          <table:table-cell table:style-name="Tabla15.A2" office:value-type="string">
            <text:p text:style-name="P19">El sistema verifica que el tipo de abono es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3.e.1</text:p>
          </table:table-cell>
          <table:table-cell table:style-name="Tabla15.A2" office:value-type="string">
            <text:p text:style-name="P19">El sistema verifica que si hay conexión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3.e.2</text:p>
          </table:table-cell>
          <table:table-cell table:style-name="Tabla15.A2" office:value-type="string">
            <text:p text:style-name="P19">El sistema graba el abono a crédito y casa en el servidor de la tiend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3.e.3</text:p>
          </table:table-cell>
          <table:table-cell table:style-name="Tabla15.A2" office:value-type="string">
            <text:p text:style-name="P19">El sistema graba el abono a crédito y casa en el servidor de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E.3.e.4</text:p>
          </table:table-cell>
          <table:table-cell table:style-name="Tabla15.A2" office:value-type="string">
            <text:p text:style-name="P19">El flujo continua en el paso 4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4</text:p>
          </table:table-cell>
          <table:table-cell table:style-name="Tabla15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1">S5</text:p>
          </table:table-cell>
          <table:table-cell table:style-name="Tabla15.A2" office:value-type="string">
            <text:p text:style-name="P19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3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19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29">CP-0004-13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p text:style-name="P31">S1</text:p>
          </table:table-cell>
          <table:table-cell table:style-name="Tabla21.A2" office:value-type="string">
            <text:p text:style-name="P19">El caso de uso inicia cuando el sistema detecta que ya se efectuó el pago por el importe total de <text:soft-page-break/>los abonos capturado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2</text:p>
          </table:table-cell>
          <table:table-cell table:style-name="Tabla21.A2" office:value-type="string">
            <text:p text:style-name="P19">El sistema verifica que el cliente no tiene crédito reestructura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3</text:p>
          </table:table-cell>
          <table:table-cell table:style-name="Tabla21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</text:p>
          </table:table-cell>
          <table:table-cell table:style-name="Tabla21.A2" office:value-type="string">
            <text:p text:style-name="P19">El sistema verifica que el tipo de abono es a Tiempo Air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</text:p>
          </table:table-cell>
          <table:table-cell table:style-name="Tabla21.A2" office:value-type="string">
            <text:p text:style-name="P19">El sistema identifica que el cliente tenia abono vencido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</text:p>
          </table:table-cell>
          <table:table-cell table:style-name="Tabla21.A2" office:value-type="string">
            <text:p text:style-name="P19">El sistema identifica que el cliente se puso al corriente con el venci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.1</text:p>
          </table:table-cell>
          <table:table-cell table:style-name="Tabla21.A2" office:value-type="string">
            <text:p text:style-name="P19">El sistema identifica que el cliente no se puso al corriente con el venci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.1.a</text:p>
          </table:table-cell>
          <table:table-cell table:style-name="Tabla21.A2" office:value-type="string">
            <text:p text:style-name="P19">El sistema identifica que el cliente no tiene 2 abonos vencidos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.1.a.1</text:p>
          </table:table-cell>
          <table:table-cell table:style-name="Tabla21.A2" office:value-type="string">
            <text:p text:style-name="P19">El sistema identifica que el cliente tiene 2 abonos vencidos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.1.a.1.a</text:p>
          </table:table-cell>
          <table:table-cell table:style-name="Tabla21.A2" office:value-type="string">
            <text:p text:style-name="P19">El sistema suma el interés adicional y el interés adicional primer mes y actualiza el interés adicional de la cuenta de ropa con el resultado de esta sum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a.1.a.1.b</text:p>
          </table:table-cell>
          <table:table-cell table:style-name="Tabla21.A2" office:value-type="string">
            <text:p text:style-name="P19">El flujo continua en el paso 3.f.1.b del flujo alternativ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b</text:p>
          </table:table-cell>
          <table:table-cell table:style-name="Tabla21.A2" office:value-type="string">
            <text:p text:style-name="P19">El sistema graba pago de abono a interés adicional generado por vencido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E.3.f.1.c</text:p>
          </table:table-cell>
          <table:table-cell table:style-name="Tabla21.A2" office:value-type="string">
            <text:p text:style-name="P19">El flujo continua en el paso 4 del flujo básic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4</text:p>
          </table:table-cell>
          <table:table-cell table:style-name="Tabla21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1">S5</text:p>
          </table:table-cell>
          <table:table-cell table:style-name="Tabla21.A2" office:value-type="string">
            <text:p text:style-name="P19">Fin del caso de us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18">
          <table:table-cell table:style-name="Tabla21.A2" office:value-type="string">
            <text:p text:style-name="P4">Estado el Caso de Prueba </text:p>
          </table:table-cell>
          <table:table-cell table:style-name="Tabla21.A2" office:value-type="string">
            <text:p text:style-name="P19">En preparación</text:p>
          </table:table-cell>
          <table:table-cell table:style-name="Tabla21.A2" office:value-type="string">
            <text:p text:style-name="P5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ext:soft-page-break/>
        <table:table-row table:style-name="Tabla22.1">
          <table:table-cell table:style-name="Tabla22.A1" office:value-type="string">
            <text:p text:style-name="P4">Juego de Prueba:</text:p>
          </table:table-cell>
          <table:table-cell table:style-name="Tabla22.B1" table:number-columns-spanned="3" office:value-type="string">
            <text:p text:style-name="P29">CP-0004-14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4">Paso</text:p>
          </table:table-cell>
          <table:table-cell table:style-name="Tabla22.A2" office:value-type="string">
            <text:p text:style-name="P4">Descripción</text:p>
          </table:table-cell>
          <table:table-cell table:style-name="Tabla22.A2" office:value-type="string">
            <text:p text:style-name="P4">Resultado</text:p>
          </table:table-cell>
          <table:table-cell table:style-name="Tabla22.D2" office:value-type="string">
            <text:p text:style-name="P4">ID Problema</text:p>
          </table:table-cell>
        </table:table-row>
        <table:table-row table:style-name="Tabla22.3">
          <table:table-cell table:style-name="Tabla22.A2" office:value-type="string">
            <text:p text:style-name="P31">S1</text:p>
          </table:table-cell>
          <table:table-cell table:style-name="Tabla22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2</text:p>
          </table:table-cell>
          <table:table-cell table:style-name="Tabla22.A2" office:value-type="string">
            <text:p text:style-name="P19">El sistema verifica que el cliente no tiene crédito reestructura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3</text:p>
          </table:table-cell>
          <table:table-cell table:style-name="Tabla22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</text:p>
          </table:table-cell>
          <table:table-cell table:style-name="Tabla22.A2" office:value-type="string">
            <text:p text:style-name="P19">El sistema verifica que el tipo de abono es a Tiempo Air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</text:p>
          </table:table-cell>
          <table:table-cell table:style-name="Tabla22.A2" office:value-type="string">
            <text:p text:style-name="P19">El sistema identifica que el cliente tenia abono vencido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a</text:p>
          </table:table-cell>
          <table:table-cell table:style-name="Tabla22.A2" office:value-type="string">
            <text:p text:style-name="P19">El sistema identifica que el cliente se puso al corriente con el venci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a.1</text:p>
          </table:table-cell>
          <table:table-cell table:style-name="Tabla22.A2" office:value-type="string">
            <text:p text:style-name="P19">El sistema identifica que el cliente no se puso al corriente con el venci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a.1.a</text:p>
          </table:table-cell>
          <table:table-cell table:style-name="Tabla22.A2" office:value-type="string">
            <text:p text:style-name="P19">El sistema identifica que el cliente no tiene 2 abonos vencidos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a.1.b</text:p>
          </table:table-cell>
          <table:table-cell table:style-name="Tabla22.A2" office:value-type="string">
            <text:p text:style-name="P19">El flujo continua en el paso 3.f.1.b del flujo alterna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b</text:p>
          </table:table-cell>
          <table:table-cell table:style-name="Tabla22.A2" office:value-type="string">
            <text:p text:style-name="P19">El sistema graba pago de abono a interés adicional generado por vencido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E.3.f.1.c</text:p>
          </table:table-cell>
          <table:table-cell table:style-name="Tabla22.A2" office:value-type="string">
            <text:p text:style-name="P19">El flujo continua en el paso 4 del flujo básic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4</text:p>
          </table:table-cell>
          <table:table-cell table:style-name="Tabla22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1">S5</text:p>
          </table:table-cell>
          <table:table-cell table:style-name="Tabla22.A2" office:value-type="string">
            <text:p text:style-name="P19">Fin del caso de us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16">
          <table:table-cell table:style-name="Tabla22.A2" office:value-type="string">
            <text:p text:style-name="P4">Estado el Caso de Prueba </text:p>
          </table:table-cell>
          <table:table-cell table:style-name="Tabla22.A2" office:value-type="string">
            <text:p text:style-name="P19">En preparación</text:p>
          </table:table-cell>
          <table:table-cell table:style-name="Tabla22.A2" office:value-type="string">
            <text:p text:style-name="P5"/>
          </table:table-cell>
          <table:table-cell table:style-name="Tabla22.D2" office:value-type="string">
            <text:p text:style-name="P6"/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4">Juego de Prueba:</text:p>
          </table:table-cell>
          <table:table-cell table:style-name="Tabla23.B1" table:number-columns-spanned="3" office:value-type="string">
            <text:p text:style-name="P29">CP-0004-15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4">Paso</text:p>
          </table:table-cell>
          <table:table-cell table:style-name="Tabla23.A2" office:value-type="string">
            <text:p text:style-name="P4">Descripción</text:p>
          </table:table-cell>
          <table:table-cell table:style-name="Tabla23.A2" office:value-type="string">
            <text:p text:style-name="P4">Resultado</text:p>
          </table:table-cell>
          <table:table-cell table:style-name="Tabla23.D2" office:value-type="string">
            <text:p text:style-name="P4">ID Problema</text:p>
          </table:table-cell>
        </table:table-row>
        <text:soft-page-break/>
        <table:table-row table:style-name="Tabla23.3">
          <table:table-cell table:style-name="Tabla23.A2" office:value-type="string">
            <text:p text:style-name="P31">S1</text:p>
          </table:table-cell>
          <table:table-cell table:style-name="Tabla23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2</text:p>
          </table:table-cell>
          <table:table-cell table:style-name="Tabla23.A2" office:value-type="string">
            <text:p text:style-name="P19">El sistema verifica que el cliente no tiene crédito reestructurad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3</text:p>
          </table:table-cell>
          <table:table-cell table:style-name="Tabla23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3.g</text:p>
          </table:table-cell>
          <table:table-cell table:style-name="Tabla23.A2" office:value-type="string">
            <text:p text:style-name="P19">El sistema verifica que el tipo de abono es a cuentas perdida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3.g.1</text:p>
          </table:table-cell>
          <table:table-cell table:style-name="Tabla23.A2" office:value-type="string">
            <text:p text:style-name="P19">El sistema graba abono de Cuenta Perdida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E.3.g.2</text:p>
          </table:table-cell>
          <table:table-cell table:style-name="Tabla23.A2" office:value-type="string">
            <text:p text:style-name="P19">El flujo continua en el paso 4 del flujo básic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4</text:p>
          </table:table-cell>
          <table:table-cell table:style-name="Tabla23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1">S5</text:p>
          </table:table-cell>
          <table:table-cell table:style-name="Tabla23.A2" office:value-type="string">
            <text:p text:style-name="P19">Fin del caso de us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11">
          <table:table-cell table:style-name="Tabla23.A2" office:value-type="string">
            <text:p text:style-name="P4">Estado el Caso de Prueba </text:p>
          </table:table-cell>
          <table:table-cell table:style-name="Tabla23.A2" office:value-type="string">
            <text:p text:style-name="P19">En preparación</text:p>
          </table:table-cell>
          <table:table-cell table:style-name="Tabla23.A2" office:value-type="string">
            <text:p text:style-name="P5"/>
          </table:table-cell>
          <table:table-cell table:style-name="Tabla23.D2" office:value-type="string">
            <text:p text:style-name="P6"/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29">CP-0004-16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1">S1</text:p>
          </table:table-cell>
          <table:table-cell table:style-name="Tabla9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2</text:p>
          </table:table-cell>
          <table:table-cell table:style-name="Tabla9.A2" office:value-type="string">
            <text:p text:style-name="P19">El sistema verifica que el cliente no tiene crédito reestructura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3</text:p>
          </table:table-cell>
          <table:table-cell table:style-name="Tabla9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<text:soft-page-break/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3.h</text:p>
          </table:table-cell>
          <table:table-cell table:style-name="Tabla9.A2" office:value-type="string">
            <text:p text:style-name="P19">El sistema verifica que el tipo de abono es a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.3.h.1</text:p>
          </table:table-cell>
          <table:table-cell table:style-name="Tabla9.A2" office:value-type="string">
            <text:p text:style-name="P19">El sistema identifica que el cliente no tenia abono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</text:p>
          </table:table-cell>
          <table:table-cell table:style-name="Tabla9.A2" office:value-type="string">
            <text:p text:style-name="P19">El sistema identifica que el cliente tenia abono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</text:p>
          </table:table-cell>
          <table:table-cell table:style-name="Tabla9.A2" office:value-type="string">
            <text:p text:style-name="P19">El sistema identifica que el cliente se puso al corriente con el venci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.a</text:p>
          </table:table-cell>
          <table:table-cell table:style-name="Tabla9.A2" office:value-type="string">
            <text:p text:style-name="P19">El sistema identifica que el cliente no se puso al corriente con el venci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.a.1</text:p>
          </table:table-cell>
          <table:table-cell table:style-name="Tabla9.A2" office:value-type="string">
            <text:p text:style-name="P19">El sistema identifica que el cliente no tiene 2 abonos vencidos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.a.1.a</text:p>
          </table:table-cell>
          <table:table-cell table:style-name="Tabla9.A2" office:value-type="string">
            <text:p text:style-name="P19">El sistema identifica que el cliente tiene 2 abonos vencidos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.a.1.a.1</text:p>
          </table:table-cell>
          <table:table-cell table:style-name="Tabla9.A2" office:value-type="string">
            <text:p text:style-name="P19">El sistema suma el interes adicional y el interes adicional primer mes y <text:s text:c="79"/>actualiza el interes adicional de la cuenta revolvente con el resultado de esta sum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1.a.1.a.2</text:p>
          </table:table-cell>
          <table:table-cell table:style-name="Tabla9.A2" office:value-type="string">
            <text:p text:style-name="P19">El flujo continua en el paso 3.h.1.a.2 del flujo alterna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2</text:p>
          </table:table-cell>
          <table:table-cell table:style-name="Tabla9.A2" office:value-type="string">
            <text:p text:style-name="P19">El sistema graba pago de abono a interes adicional generado por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1.a.3</text:p>
          </table:table-cell>
          <table:table-cell table:style-name="Tabla9.A2" office:value-type="string">
            <text:p text:style-name="P19">El flujo continua en el paso 3.h.2 del flujo alterna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2</text:p>
          </table:table-cell>
          <table:table-cell table:style-name="Tabla9.A2" office:value-type="string">
            <text:p text:style-name="P19">El sistema graba abon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E3.h.3</text:p>
          </table:table-cell>
          <table:table-cell table:style-name="Tabla9.A2" office:value-type="string">
            <text:p text:style-name="P19">El flujo continua en el paso 4 del flujo ba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4</text:p>
          </table:table-cell>
          <table:table-cell table:style-name="Tabla9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1">S5</text:p>
          </table:table-cell>
          <table:table-cell table:style-name="Tabla9.A2" office:value-type="string">
            <text:p text:style-name="P19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1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19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4">Juego de Prueba:</text:p>
          </table:table-cell>
          <table:table-cell table:style-name="Tabla25.B1" table:number-columns-spanned="3" office:value-type="string">
            <text:p text:style-name="P29">CP-0004-17</text:p>
          </table:table-cell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">Paso</text:p>
          </table:table-cell>
          <table:table-cell table:style-name="Tabla25.A2" office:value-type="string">
            <text:p text:style-name="P4">Descripción</text:p>
          </table:table-cell>
          <table:table-cell table:style-name="Tabla25.A2" office:value-type="string">
            <text:p text:style-name="P4">Resultado</text:p>
          </table:table-cell>
          <table:table-cell table:style-name="Tabla25.D2" office:value-type="string">
            <text:p text:style-name="P4">ID Problema</text:p>
          </table:table-cell>
        </table:table-row>
        <table:table-row table:style-name="Tabla25.3">
          <table:table-cell table:style-name="Tabla25.A2" office:value-type="string">
            <text:p text:style-name="P31">S1</text:p>
          </table:table-cell>
          <table:table-cell table:style-name="Tabla25.A2" office:value-type="string">
            <text:p text:style-name="P19">El caso de uso inicia cuando el sistema detecta <text:soft-page-break/>que ya se efectuó el pago por el importe total de los abonos capturad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2</text:p>
          </table:table-cell>
          <table:table-cell table:style-name="Tabla25.A2" office:value-type="string">
            <text:p text:style-name="P19">El sistema verifica que el cliente no tiene crédito reestructura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3</text:p>
          </table:table-cell>
          <table:table-cell table:style-name="Tabla25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3.h</text:p>
          </table:table-cell>
          <table:table-cell table:style-name="Tabla25.A2" office:value-type="string">
            <text:p text:style-name="P19">El sistema verifica que el tipo de abono es a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.3.h.1</text:p>
          </table:table-cell>
          <table:table-cell table:style-name="Tabla25.A2" office:value-type="string">
            <text:p text:style-name="P19">El sistema identifica que el cliente no tenia abono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</text:p>
          </table:table-cell>
          <table:table-cell table:style-name="Tabla25.A2" office:value-type="string">
            <text:p text:style-name="P19">El sistema identifica que el cliente tenia abono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1</text:p>
          </table:table-cell>
          <table:table-cell table:style-name="Tabla25.A2" office:value-type="string">
            <text:p text:style-name="P19">El sistema identifica que el cliente se puso al corriente con el venci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1.a</text:p>
          </table:table-cell>
          <table:table-cell table:style-name="Tabla25.A2" office:value-type="string">
            <text:p text:style-name="P19">El sistema identifica que el cliente no se puso al corriente con el venci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1.a.1</text:p>
          </table:table-cell>
          <table:table-cell table:style-name="Tabla25.A2" office:value-type="string">
            <text:p text:style-name="P19">El sistema identifica que el cliente no tiene 2 abonos vencidos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1.a.2</text:p>
          </table:table-cell>
          <table:table-cell table:style-name="Tabla25.A2" office:value-type="string">
            <text:p text:style-name="P19">El flujo continua en el paso 3.h.1.a.2 del flujo alterna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2</text:p>
          </table:table-cell>
          <table:table-cell table:style-name="Tabla25.A2" office:value-type="string">
            <text:p text:style-name="P19">El sistema graba pago de abono a interes adicional generado por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1.a.3</text:p>
          </table:table-cell>
          <table:table-cell table:style-name="Tabla25.A2" office:value-type="string">
            <text:p text:style-name="P19">El flujo continua en el paso 3.h.2 del flujo alterna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2</text:p>
          </table:table-cell>
          <table:table-cell table:style-name="Tabla25.A2" office:value-type="string">
            <text:p text:style-name="P19">El sistema graba abon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E3.h.3</text:p>
          </table:table-cell>
          <table:table-cell table:style-name="Tabla25.A2" office:value-type="string">
            <text:p text:style-name="P19">El flujo continua en el paso 4 del flujo basic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4</text:p>
          </table:table-cell>
          <table:table-cell table:style-name="Tabla25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1">S5</text:p>
          </table:table-cell>
          <table:table-cell table:style-name="Tabla25.A2" office:value-type="string">
            <text:p text:style-name="P19">Fin del caso de us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19">
          <table:table-cell table:style-name="Tabla25.A2" office:value-type="string">
            <text:p text:style-name="P4">Estado el Caso de Prueba </text:p>
          </table:table-cell>
          <table:table-cell table:style-name="Tabla25.A2" office:value-type="string">
            <text:p text:style-name="P19">En preparación</text:p>
          </table:table-cell>
          <table:table-cell table:style-name="Tabla25.A2" office:value-type="string">
            <text:p text:style-name="P5"/>
          </table:table-cell>
          <table:table-cell table:style-name="Tabla25.D2" office:value-type="string">
            <text:p text:style-name="P6"/>
          </table:table-cell>
        </table:table-row>
      </table:table>
      <text:p text:style-name="Standard"><text:soft-page-break/></text:p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4">Juego de Prueba:</text:p>
          </table:table-cell>
          <table:table-cell table:style-name="Tabla26.B1" table:number-columns-spanned="3" office:value-type="string">
            <text:p text:style-name="P29">CP-0004-18</text:p>
          </table:table-cell>
          <table:covered-table-cell/>
          <table:covered-table-cell/>
        </table:table-row>
        <table:table-row table:style-name="Tabla26.1">
          <table:table-cell table:style-name="Tabla26.A2" office:value-type="string">
            <text:p text:style-name="P4">Paso</text:p>
          </table:table-cell>
          <table:table-cell table:style-name="Tabla26.A2" office:value-type="string">
            <text:p text:style-name="P4">Descripción</text:p>
          </table:table-cell>
          <table:table-cell table:style-name="Tabla26.A2" office:value-type="string">
            <text:p text:style-name="P4">Resultado</text:p>
          </table:table-cell>
          <table:table-cell table:style-name="Tabla26.D2" office:value-type="string">
            <text:p text:style-name="P4">ID Problema</text:p>
          </table:table-cell>
        </table:table-row>
        <table:table-row table:style-name="Tabla26.3">
          <table:table-cell table:style-name="Tabla26.A2" office:value-type="string">
            <text:p text:style-name="P31">S1</text:p>
          </table:table-cell>
          <table:table-cell table:style-name="Tabla26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2</text:p>
          </table:table-cell>
          <table:table-cell table:style-name="Tabla26.A2" office:value-type="string">
            <text:p text:style-name="P19">El sistema verifica que el cliente no tiene crédito reestructurad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3</text:p>
          </table:table-cell>
          <table:table-cell table:style-name="Tabla26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3.h</text:p>
          </table:table-cell>
          <table:table-cell table:style-name="Tabla26.A2" office:value-type="string">
            <text:p text:style-name="P19">El sistema verifica que el tipo de abono es a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.3.h.1</text:p>
          </table:table-cell>
          <table:table-cell table:style-name="Tabla26.A2" office:value-type="string">
            <text:p text:style-name="P19">El sistema identifica que el cliente no tenia abono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1.a</text:p>
          </table:table-cell>
          <table:table-cell table:style-name="Tabla26.A2" office:value-type="string">
            <text:p text:style-name="P19">El sistema identifica que el cliente tenia abono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1.a.1</text:p>
          </table:table-cell>
          <table:table-cell table:style-name="Tabla26.A2" office:value-type="string">
            <text:p text:style-name="P19">El sistema identifica que el cliente se puso al corriente con el vencid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1.a.2</text:p>
          </table:table-cell>
          <table:table-cell table:style-name="Tabla26.A2" office:value-type="string">
            <text:p text:style-name="P19">El sistema graba pago de abono a interes adicional generado por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1.a.3</text:p>
          </table:table-cell>
          <table:table-cell table:style-name="Tabla26.A2" office:value-type="string">
            <text:p text:style-name="P19">El flujo continua en el paso 3.h.2 del flujo alterna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2</text:p>
          </table:table-cell>
          <table:table-cell table:style-name="Tabla26.A2" office:value-type="string">
            <text:p text:style-name="P19">El sistema graba abon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E3.h.3</text:p>
          </table:table-cell>
          <table:table-cell table:style-name="Tabla26.A2" office:value-type="string">
            <text:p text:style-name="P19">El flujo continua en el paso 4 del flujo basic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4</text:p>
          </table:table-cell>
          <table:table-cell table:style-name="Tabla26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1">S5</text:p>
          </table:table-cell>
          <table:table-cell table:style-name="Tabla26.A2" office:value-type="string">
            <text:p text:style-name="P19">Fin del caso de us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16">
          <table:table-cell table:style-name="Tabla26.A2" office:value-type="string">
            <text:p text:style-name="P4">Estado el Caso de Prueba </text:p>
          </table:table-cell>
          <table:table-cell table:style-name="Tabla26.A2" office:value-type="string">
            <text:p text:style-name="P19">En preparación</text:p>
          </table:table-cell>
          <table:table-cell table:style-name="Tabla26.A2" office:value-type="string">
            <text:p text:style-name="P5"/>
          </table:table-cell>
          <table:table-cell table:style-name="Tabla26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><text:soft-page-break/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4">Juego de Prueba:</text:p>
          </table:table-cell>
          <table:table-cell table:style-name="Tabla27.B1" table:number-columns-spanned="3" office:value-type="string">
            <text:p text:style-name="P29">CP-0004-19</text:p>
          </table:table-cell>
          <table:covered-table-cell/>
          <table:covered-table-cell/>
        </table:table-row>
        <table:table-row table:style-name="Tabla27.1">
          <table:table-cell table:style-name="Tabla27.A2" office:value-type="string">
            <text:p text:style-name="P4">Paso</text:p>
          </table:table-cell>
          <table:table-cell table:style-name="Tabla27.A2" office:value-type="string">
            <text:p text:style-name="P4">Descripción</text:p>
          </table:table-cell>
          <table:table-cell table:style-name="Tabla27.A2" office:value-type="string">
            <text:p text:style-name="P4">Resultado</text:p>
          </table:table-cell>
          <table:table-cell table:style-name="Tabla27.D2" office:value-type="string">
            <text:p text:style-name="P4">ID Problema</text:p>
          </table:table-cell>
        </table:table-row>
        <table:table-row table:style-name="Tabla27.3">
          <table:table-cell table:style-name="Tabla27.A2" office:value-type="string">
            <text:p text:style-name="P31">S1</text:p>
          </table:table-cell>
          <table:table-cell table:style-name="Tabla27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2</text:p>
          </table:table-cell>
          <table:table-cell table:style-name="Tabla27.A2" office:value-type="string">
            <text:p text:style-name="P19">El sistema verifica que el cliente no tiene crédito reestructurad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3</text:p>
          </table:table-cell>
          <table:table-cell table:style-name="Tabla27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3.h</text:p>
          </table:table-cell>
          <table:table-cell table:style-name="Tabla27.A2" office:value-type="string">
            <text:p text:style-name="P19">El sistema verifica que el tipo de abono es a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.3.h.1</text:p>
          </table:table-cell>
          <table:table-cell table:style-name="Tabla27.A2" office:value-type="string">
            <text:p text:style-name="P19">El sistema identifica que el cliente no tenia abono vencido de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3.h.2</text:p>
          </table:table-cell>
          <table:table-cell table:style-name="Tabla27.A2" office:value-type="string">
            <text:p text:style-name="P19">El sistema graba abono de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E3.h.3</text:p>
          </table:table-cell>
          <table:table-cell table:style-name="Tabla27.A2" office:value-type="string">
            <text:p text:style-name="P19">El flujo continua en el paso 4 del flujo basic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4</text:p>
          </table:table-cell>
          <table:table-cell table:style-name="Tabla27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1">S5</text:p>
          </table:table-cell>
          <table:table-cell table:style-name="Tabla27.A2" office:value-type="string">
            <text:p text:style-name="P19">Fin del caso de us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12">
          <table:table-cell table:style-name="Tabla27.A2" office:value-type="string">
            <text:p text:style-name="P4">Estado el Caso de Prueba </text:p>
          </table:table-cell>
          <table:table-cell table:style-name="Tabla27.A2" office:value-type="string">
            <text:p text:style-name="P19">En preparación</text:p>
          </table:table-cell>
          <table:table-cell table:style-name="Tabla27.A2" office:value-type="string">
            <text:p text:style-name="P5"/>
          </table:table-cell>
          <table:table-cell table:style-name="Tabla2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4">Juego de Prueba:</text:p>
          </table:table-cell>
          <table:table-cell table:style-name="Tabla24.B1" table:number-columns-spanned="3" office:value-type="string">
            <text:p text:style-name="P29">CP-0004-20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4">Paso</text:p>
          </table:table-cell>
          <table:table-cell table:style-name="Tabla24.A2" office:value-type="string">
            <text:p text:style-name="P4">Descripción</text:p>
          </table:table-cell>
          <table:table-cell table:style-name="Tabla24.A2" office:value-type="string">
            <text:p text:style-name="P4">Resultado</text:p>
          </table:table-cell>
          <table:table-cell table:style-name="Tabla24.D2" office:value-type="string">
            <text:p text:style-name="P4">ID Problema</text:p>
          </table:table-cell>
        </table:table-row>
        <table:table-row table:style-name="Tabla24.3">
          <table:table-cell table:style-name="Tabla24.A2" office:value-type="string">
            <text:p text:style-name="P31">S1</text:p>
          </table:table-cell>
          <table:table-cell table:style-name="Tabla24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2</text:p>
          </table:table-cell>
          <table:table-cell table:style-name="Tabla24.A2" office:value-type="string">
            <text:p text:style-name="P19">El sistema verifica que el cliente no tiene crédito reestructurad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2.a</text:p>
          </table:table-cell>
          <table:table-cell table:style-name="Tabla24.A2" office:value-type="string">
            <text:p text:style-name="P19">El sistema determina que el cliente tiene crédito reestructurad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2.a.1</text:p>
          </table:table-cell>
          <table:table-cell table:style-name="Tabla24.A2" office:value-type="string">
            <text:p text:style-name="P19">El sistema identifica que la cantidad abonada fue menor al 60% de su cuenta reestructura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2.a.1.a</text:p>
          </table:table-cell>
          <table:table-cell table:style-name="Tabla24.A2" office:value-type="string">
            <text:p text:style-name="P19">El sistema identifica que la cantidad abonada fue mayor al 60% de su cuenta reestructura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2.a.1.a.1</text:p>
          </table:table-cell>
          <table:table-cell table:style-name="Tabla24.A2" office:value-type="string">
            <text:p text:style-name="P19">El sistema borra la situación especial de crédito de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E.2.a.1.a.2</text:p>
          </table:table-cell>
          <table:table-cell table:style-name="Tabla24.A2" office:value-type="string">
            <text:p text:style-name="P19">El flujo continua en el paso 3 del flujo básic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3</text:p>
          </table:table-cell>
          <table:table-cell table:style-name="Tabla24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<text:soft-page-break/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4</text:p>
          </table:table-cell>
          <table:table-cell table:style-name="Tabla24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1">S5</text:p>
          </table:table-cell>
          <table:table-cell table:style-name="Tabla24.A2" office:value-type="string">
            <text:p text:style-name="P19">Fin del caso de us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13">
          <table:table-cell table:style-name="Tabla24.A2" office:value-type="string">
            <text:p text:style-name="P4">Estado el Caso de Prueba </text:p>
          </table:table-cell>
          <table:table-cell table:style-name="Tabla24.A2" office:value-type="string">
            <text:p text:style-name="P19">En preparación</text:p>
          </table:table-cell>
          <table:table-cell table:style-name="Tabla24.A2" office:value-type="string">
            <text:p text:style-name="P5"/>
          </table:table-cell>
          <table:table-cell table:style-name="Tabla24.D2" office:value-type="string">
            <text:p text:style-name="P6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29">CP-0004-21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able:table-row table:style-name="Tabla8.3">
          <table:table-cell table:style-name="Tabla8.A2" office:value-type="string">
            <text:p text:style-name="P31">S1</text:p>
          </table:table-cell>
          <table:table-cell table:style-name="Tabla8.A2" office:value-type="string">
            <text:p text:style-name="P19">El caso de uso inicia cuando el sistema detecta que ya se efectuó el pago por el importe total de los abonos capturad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2</text:p>
          </table:table-cell>
          <table:table-cell table:style-name="Tabla8.A2" office:value-type="string">
            <text:p text:style-name="P19">El sistema verifica que el cliente no tiene crédito reestructurad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</text:p>
          </table:table-cell>
          <table:table-cell table:style-name="Tabla8.A2" office:value-type="string">
            <text:p text:style-name="P19">El sistema determina que el cliente tiene crédito reestructurad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1</text:p>
          </table:table-cell>
          <table:table-cell table:style-name="Tabla8.A2" office:value-type="string">
            <text:p text:style-name="P19">El sistema identifica que la cantidad abonada fué menor al 60% de su cuenta reestructurad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2</text:p>
          </table:table-cell>
          <table:table-cell table:style-name="Tabla8.A2" office:value-type="string">
            <text:p text:style-name="P19">El sistema clasifica al cliente con situación especial de crédit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E.2.a.3</text:p>
          </table:table-cell>
          <table:table-cell table:style-name="Tabla8.A2" office:value-type="string">
            <text:p text:style-name="P19">El flujo continua en el paso 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3</text:p>
          </table:table-cell>
          <table:table-cell table:style-name="Tabla8.A2" office:value-type="string">
            <text:p text:style-name="P19">El sistema verifica el tipo de abono. <text:s text:c="23"/></text:p>
            <text:p text:style-name="P19">3.a.- El sistema verifica que el tipo de abono es a ropa. <text:s text:c="23"/></text:p>
            <text:p text:style-name="P19">3.b.- El sistema verifica que el tipo de abono es a muebles. <text:s text:c="23"/></text:p>
            <text:p text:style-name="P19">3.c.- El sistema verifica que el tipo de abono es a préstamo. <text:s text:c="23"/></text:p>
            <text:p text:style-name="P19">3.d.- El sistema verifica que el tipo de abono es a deuda bancoppel. <text:s text:c="23"/></text:p>
            <text:p text:style-name="P19">3.e.- El sistema verifica que el tipo de abono es a crédito y casa. <text:s text:c="23"/></text:p>
            <text:p text:style-name="P19">3.f.- El sistema verifica que el tipo de abono es a Tiempo Aire. <text:s text:c="23"/></text:p>
            <text:p text:style-name="P19">3.g.- El sistema verifica que el tipo de abono es a cuentas perdidas.</text:p>
            <text:p text:style-name="P19">3.h.- El sistema verifica que el tipo de abono es a cuenta revolv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4</text:p>
          </table:table-cell>
          <table:table-cell table:style-name="Tabla8.A2" office:value-type="string">
            <text:p text:style-name="P19">El sistema graba el importe total del <text:s/>mínimo a pagar, del vencido y del saldo como se encontraba antes y después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1">S5</text:p>
          </table:table-cell>
          <table:table-cell table:style-name="Tabla8.A2" office:value-type="string">
            <text:p text:style-name="P19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2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19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P6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2" style:family="text">
      <style:text-properties fo:font-size="12pt"/>
    </style:style>
    <style:style style:name="MT3" style:family="text">
      <style:text-properties fo:letter-spacing="0.035cm" fo:font-weight="normal" style:letter-kerning="true" style:font-weight-asian="normal" style:font-weight-complex="normal"/>
    </style:style>
    <style:style style:name="MT4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5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6" style:family="text">
      <style:text-properties style:font-name="Times New Roman" fo:font-size="12pt" style:font-size-asian="12pt" style:font-size-complex="12pt"/>
    </style:style>
    <style:style style:name="MT7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text:s/>CP-0004-RegistrarAbono</text:p>
                    <text:p text:style-name="MP1"/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2"><text:span text:style-name="MT1">Ver. <text:s text:c="3"/></text:span><text:span text:style-name="MT2">20101007.1239</text:span> 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<text:span text:style-name="MT3">MostarEncuesta-2124</text:span>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3"><draw:frame draw:style-name="Mfr1" draw:name="gráficos1" text:anchor-type="char" svg:x="0.088cm" svg:y="0.168cm" svg:width="3.747cm" svg:height="0.852cm" draw:z-index="0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Coppel S.A. de CV.</text:p>
            </table:table-cell>
            <table:table-cell table:style-name="Tabla3.B1" office:value-type="string">
              <text:p text:style-name="MP5"><text:span text:style-name="MT4">Página </text:span><text:span text:style-name="MT5"><text:page-number text:select-page="current">25</text:page-number></text:span><text:span text:style-name="MT4"> de </text:span><text:span text:style-name="MT5"><text:page-count style:num-format="1">25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4">Nivel de Confidencialidad: Complejo</text:p>
            </table:table-cell>
            <table:table-cell table:style-name="Tabla3.B2" office:value-type="string">
              <text:p text:style-name="MP6"><text:file-name text:display="name-and-extension">CP-0004-RegistrarAbon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7"><draw:frame draw:style-name="Mfr1" draw:name="gráficos2" text:anchor-type="char" svg:x="10.054cm" svg:y="0.062cm" svg:width="7.257cm" svg:height="1.12cm" draw:z-index="1"><draw:image xlink:href="Pictures/2000000700001D5B000004A8D2094553.wmf" xlink:type="simple" xlink:show="embed" xlink:actuate="onLoad"/></draw:frame></text:p>
        <text:p text:style-name="MP7"/>
        <text:p text:style-name="MP7"/>
      </style:header>
      <style:footer>
        <text:p text:style-name="MP8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CP-0004-RegistrarAbono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/text:p>
                    <text:p text:style-name="MP1"><text:span text:style-name="MT6">20101007.1239</text:span> 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<text:span text:style-name="MT7">TotalizarCliente - 2093</text:span>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3"><draw:frame draw:style-name="Mfr1" draw:name="gráficos3" text:anchor-type="char" svg:x="0.141cm" svg:y="0.168cm" svg:width="3.747cm" svg:height="0.852cm" draw:z-index="14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4">Coppel S.A. de CV.</text:p>
            </table:table-cell>
            <table:table-cell table:style-name="Tabla5.B1" office:value-type="string">
              <text:p text:style-name="MP5"><text:span text:style-name="MT4">Página </text:span><text:span text:style-name="MT5"><text:page-number text:select-page="current">25</text:page-number></text:span><text:span text:style-name="MT4"> de </text:span><text:span text:style-name="MT5"><text:page-count style:num-format="1">25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4">Nivel de Confidencialidad: Complejo</text:p>
            </table:table-cell>
            <table:table-cell table:style-name="Tabla5.B2" office:value-type="string">
              <text:p text:style-name="MP6"><text:file-name text:display="name-and-extension">CP-0004-RegistrarAbon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2-29T11:34:03</meta:creation-date>
    <dc:date>2011-04-11T15:25:03.90</dc:date>
    <meta:printed-by>Alex Coppel S.A. de C.V.</meta:printed-by>
    <meta:print-date>2009-03-13T17:53:10</meta:print-date>
    <dc:language>es-ES</dc:language>
    <meta:editing-cycles>502</meta:editing-cycles>
    <meta:editing-duration>P3DT17H38M51S</meta:editing-duration>
    <dc:creator>maru sanchez</dc:creator>
    <meta:document-statistic meta:table-count="27" meta:image-count="3" meta:object-count="0" meta:page-count="25" meta:paragraph-count="912" meta:word-count="6116" meta:character-count="38975"/>
    <meta:user-defined meta:name="Info 1"/>
    <meta:user-defined meta:name="Info 2"/>
    <meta:user-defined meta:name="Info 3"/>
    <meta:user-defined meta:name="Info 4"/>
  </office:meta>
</office:document-meta>
</file>